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021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bold" officeooo:rsid="01363921" officeooo:paragraph-rsid="0136392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363921" officeooo:paragraph-rsid="0136392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bold" officeooo:rsid="012ca132" officeooo:paragraph-rsid="012ca13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392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7ff7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a46cb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b7ba3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392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9287a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cf2b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ans1" fo:font-size="9pt" officeooo:paragraph-rsid="00ea38d4" style:font-size-asian="9pt" style:font-size-complex="9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Liberation Sans1" fo:font-size="9pt" officeooo:paragraph-rsid="00ea38d4" style:font-size-asian="9pt" style:font-size-complex="9pt"/>
    </style:style>
    <style:style style:name="P17" style:family="paragraph" style:parent-style-name="Table_20_Contents">
      <style:paragraph-properties fo:line-height="100%"/>
      <style:text-properties style:font-name="Liberation Sans1" fo:font-size="9pt" officeooo:paragraph-rsid="00ea38d4" style:font-size-asian="9pt" style:font-size-complex="9pt"/>
    </style:style>
    <style:style style:name="P18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fo:font-weight="bold" officeooo:rsid="0126a2d2" officeooo:paragraph-rsid="01363921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363921" officeooo:paragraph-rsid="01363921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line-height="100%"/>
      <style:text-properties style:font-name="Liberation Sans1" fo:font-size="9pt" officeooo:rsid="001bb431" officeooo:paragraph-rsid="012ca132" style:font-size-asian="9pt" style:font-size-complex="9pt"/>
    </style:style>
    <style:style style:name="P22" style:family="paragraph" style:parent-style-name="Text_20_body">
      <style:paragraph-properties fo:line-height="100%"/>
      <style:text-properties style:font-name="Liberation Sans1" fo:font-size="9pt" officeooo:rsid="001bb431" officeooo:paragraph-rsid="00ea38d4" style:font-size-asian="9pt" style:font-size-complex="9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2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fo:color="#000000" style:font-name="Liberation Sans1" fo:font-size="10.5pt" fo:language="en" fo:country="US" fo:font-style="normal" style:text-underline-style="none" fo:font-weight="normal" officeooo:rsid="0020a2d7" officeooo:paragraph-rsid="013b7ba3" style:letter-kerning="true" style:font-name-asian="Arial1" style:font-size-asian="10.5pt" style:language-asian="zxx" style:country-asian="none" style:font-style-asian="normal" style:font-weight-asian="normal" style:font-name-complex="Liberation Serif2" style:font-size-complex="10.5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language="en" fo:country="US" style:text-underline-style="none" officeooo:rsid="00281509" style:letter-kerning="true" style:font-name-asian="Arial1" style:language-asian="zxx" style:country-asian="none" style:font-name-complex="Liberation Serif2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company.party.name&gt;</text:placeholder></text:p>
      <text:p text:style-name="P20">ASIENTO</text:p>
      <text:p text:style-name="P19"><text:span text:style-name="T4"><text:placeholder text:placeholder-type="text">&lt;fecha&gt;</text:placeholder></text:span><text:span text:style-name="T4"> - </text:span><text:span text:style-name="T4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ódigo</text:p>
          </table:table-cell>
          <table:table-cell table:style-name="Table1.A1" office:value-type="string">
            <text:p text:style-name="P4">Cuenta</text:p>
          </table:table-cell>
          <table:table-cell table:style-name="Table1.A1" office:value-type="string">
            <text:p text:style-name="P4">No. Doc.</text:p>
          </table:table-cell>
          <table:table-cell table:style-name="Table1.A1" office:value-type="string">
            <text:p text:style-name="P5">Débito</text:p>
          </table:table-cell>
          <table:table-cell table:style-name="Table1.A1" office:value-type="string">
            <text:p text:style-name="P5">Crédito</text:p>
          </table:table-cell>
        </table:table-row>
        <table:table-row>
          <table:table-cell table:style-name="Table1.A2" office:value-type="string">
            <text:p text:style-name="P15"><text:placeholder text:placeholder-type="text">&lt;for each="move in move_lines"&gt;</text:placeholder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3"><text:placeholder text:placeholder-type="text">&lt;move.cod&gt;</text:placeholder> </text:p>
            <text:p text:style-name="P23"/>
          </table:table-cell>
          <table:table-cell table:style-name="Table1.A2" office:value-type="string">
            <text:p text:style-name="P7"><text:placeholder text:placeholder-type="text">&lt;move.account&gt;</text:placeholder></text:p>
            <text:p text:style-name="P8"><text:placeholder text:placeholder-type="text">&lt;move.party.name&gt;</text:placeholder></text:p>
          </table:table-cell>
          <table:table-cell table:style-name="Table1.A2" office:value-type="string">
            <text:p text:style-name="P9"><text:s/><text:placeholder text:placeholder-type="text">&lt;move.number&gt;</text:placeholder></text:p>
          </table:table-cell>
          <table:table-cell table:style-name="Table1.A2" office:value-type="string">
            <text:p text:style-name="P12"><text:placeholder text:placeholder-type="text">&lt;formatLang(move.debit, company.party.lang, currency=company.currency)&gt;</text:placeholder></text:p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1"><text:placeholder text:placeholder-type="text">&lt;/for&gt;</text:placeholder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"><text:placeholder text:placeholder-type="text">&lt;if test="descripcion_sub_14"&gt;</text:placeholder></text:p>
            <text:p text:style-name="P11"><text:placeholder text:placeholder-type="text">&lt;descripcion_sub_14.name&gt;</text:placeholder></text:p>
            <text:p text:style-name="P11"><text:placeholder text:placeholder-type="text">&lt;/if&gt;</text:placeholder></text:p>
            <text:p text:style-name="P24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<text:placeholder text:placeholder-type="text">&lt;formatLang(subtotal14, company.party.lang, currency=company.currency)&gt;</text:placeholder>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"><text:placeholder text:placeholder-type="text">&lt;if test="descripcion_sub_0"&gt;</text:placeholder></text:p>
            <text:p text:style-name="P11"><text:placeholder text:placeholder-type="text">&lt;descripcion_sub_0.name&gt;</text:placeholder></text:p>
            <text:p text:style-name="P11"><text:placeholder text:placeholder-type="text">&lt;/if&gt;</text:placeholder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<text:placeholder text:placeholder-type="text">&lt;formatLang(subtotal0, company.party.lang, currency=company.currency)&gt;</text:placeholder>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8"><text:placeholder text:placeholder-type="text">&lt;description_14&gt;</text:placeholder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><text:placeholder text:placeholder-type="text">&lt;formatLang(total_iva, company.party.lang, currency=company.currency)&gt;</text:placeholder>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>TOTALES $</text:p>
          </table:table-cell>
          <table:table-cell table:style-name="Table1.A2" office:value-type="string">
            <text:p text:style-name="P12"><text:placeholder text:placeholder-type="text">&lt;formatLang(total, company.party.lang, currency=company.currency)&gt;</text:placeholder></text:p>
          </table:table-cell>
          <table:table-cell table:style-name="Table1.A2" office:value-type="string">
            <text:p text:style-name="P12"><text:placeholder text:placeholder-type="text">&lt;formatLang(total_credito, company.party.lang, currency=company.currency)&gt;</text:placeholder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30" meta:word-count="61" meta:character-count="801" meta:non-whitespace-character-count="767"/>
    <meta:user-defined meta:name="Info 1"/>
    <meta:user-defined meta:name="Info 2"/>
    <meta:user-defined meta:name="Info 3"/>
    <meta:user-defined meta:name="Info 4"/>
  </office:meta>
</office:document-meta>
</file>